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81d41a" draw:marker-start-width="0.35cm" draw:marker-end-width="0.35cm" draw:fill-color="#666666" draw:textarea-horizontal-align="justify" draw:textarea-vertical-align="middle" draw:auto-grow-height="false" fo:min-height="1.23cm" fo:min-width="2.98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3" style:family="graphic" style:parent-style-name="standard">
      <style:graphic-properties svg:stroke-width="0.1cm" svg:stroke-color="#81d41a" draw:marker-start-width="0.35cm" draw:marker-end-width="0.35cm" draw:fill-color="#666666" draw:textarea-horizontal-align="justify" draw:textarea-vertical-align="middle" draw:auto-grow-height="false" fo:min-height="1.23cm" fo:min-width="3.68cm" fo:padding-top="0.175cm" fo:padding-bottom="0.175cm" fo:padding-left="0.3cm" fo:padding-right="0.3cm"/>
      <style:paragraph-properties style:writing-mode="lr-tb"/>
    </style:style>
    <style:style style:name="gr4" style:family="graphic" style:parent-style-name="objectwithoutfill">
      <style:graphic-properties svg:stroke-width="0.1cm" svg:stroke-color="#81d41a" draw:marker-start-width="0.35cm" draw:marker-end="Стилі_20_стрілок_20_2" draw:marker-end-width="0.45cm" draw:fill="solid" draw:fill-color="#55308d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81d41a" draw:marker-start-width="0.35cm" draw:marker-end="Стилі_20_стрілок_20_2" draw:marker-end-width="0.45cm" draw:stroke-linejoin="miter" draw:fill="solid" draw:fill-color="#55308d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-color="#666666"/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="solid" draw:fill-color="#55308d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custom-shape draw:style-name="gr1" draw:text-style-name="P2" xml:id="id1" draw:id="id1" draw:layer="layout" svg:width="3.75cm" svg:height="1.75cm" svg:x="7.425cm" svg:y="4.25cm">
          <text:p text:style-name="P1">App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75cm" svg:height="1.75cm" svg:x="5.05cm" svg:y="13cm">
          <text:p text:style-name="P1">Statisti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25cm" svg:height="0.962cm" svg:x="11.5cm" svg:y="4.5cm">
          <draw:text-box>
            <text:p>state</text:p>
          </draw:text-box>
        </draw:frame>
        <draw:custom-shape draw:style-name="gr1" draw:text-style-name="P5" xml:id="id4" draw:id="id4" draw:layer="layout" svg:width="3.75cm" svg:height="1.75cm" svg:x="9.8cm" svg:y="13cm">
          <text:p text:style-name="P4"><text:span text:style-name="T1">FeedbackOptions(Buttons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4.45cm" svg:height="1.75cm" svg:x="7.075cm" svg:y="8cm">
          <text:p text:style-name="P1">Section titl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type="line" svg:x1="9.3cm" svg:y1="6cm" svg:x2="9.3cm" svg:y2="8cm" draw:start-shape="id1" draw:start-glue-point="2" draw:end-shape="id2" draw:end-glue-point="0" svg:d="M9300 6000v2000" svg:viewBox="0 0 1 2001">
          <text:p/>
        </draw:connector>
        <draw:connector draw:style-name="gr5" draw:text-style-name="P6" draw:layer="layout" draw:type="line" svg:x1="9.3cm" svg:y1="9.75cm" svg:x2="6.925cm" svg:y2="13cm" draw:start-shape="id2" draw:start-glue-point="2" draw:end-shape="id3" draw:end-glue-point="0" svg:d="M9300 9750l-2375 3250" svg:viewBox="0 0 2376 3251">
          <text:p/>
        </draw:connector>
        <draw:connector draw:style-name="gr4" draw:text-style-name="P6" draw:layer="layout" draw:type="line" svg:x1="9.3cm" svg:y1="9.75cm" svg:x2="11.675cm" svg:y2="13cm" draw:start-shape="id2" draw:start-glue-point="2" draw:end-shape="id4" draw:end-glue-point="0" svg:d="M9300 9750l2375 3250" svg:viewBox="0 0 2376 3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повнено" draw:style="linear" draw:start-color="#ffffff" draw:end-color="#cccccc" draw:start-intensity="100%" draw:end-intensity="100%" draw:angle="30deg" draw:border="0%"/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/>
    <draw:gradient draw:name="Заповнено_20_синім" draw:display-name="Заповнено синім" draw:style="linear" draw:start-color="#729fcf" draw:end-color="#355269" draw:start-intensity="100%" draw:end-intensity="100%" draw:angle="30deg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/>
    <draw:gradient draw:name="Фігури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і_20_стрілок_20_1" draw:display-name="Стилі стрілок 1" svg:viewBox="0 0 20 20" svg:d="M0 20l10-20 10 20z"/>
    <draw:marker draw:name="Стилі_20_стрілок_20_2" draw:display-name="Стилі стрілок 2" svg:viewBox="0 0 20 20" svg:d="M0 20l10-20 10 20z"/>
    <draw:marker draw:name="Стилі_20_стрілок_20_3" draw:display-name="Стилі стрілок 3" svg:viewBox="0 0 20 20" svg:d="M0 20l10-20 10 20z"/>
    <draw:marker draw:name="Стилі_20_стрілок_20_4" draw:display-name="Стилі стрілок 4" svg:viewBox="0 0 20 20" svg:d="M0 20l10-20 10 20z"/>
    <draw:marker draw:name="Стилі_20_стрілок_20_5" draw:display-name="Стилі стрілок 5" svg:viewBox="0 0 20 20" svg:d="M0 20l10-20 10 20z"/>
    <draw:marker draw:name="Стилі_20_стрілок_20_6" draw:display-name="Стилі стрілок 6" svg:viewBox="0 0 20 20" svg:d="M0 20l10-20 10 20z"/>
    <draw:marker draw:name="Стилі_20_стрілок_20_7" draw:display-name="Стилі стрілок 7" svg:viewBox="0 0 20 20" svg:d="M0 20l10-20 10 20z"/>
    <draw:marker draw:name="Стилі_20_стрілок_20_8" draw:display-name="Стилі стрілок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04T21:10:09.224000000</meta:creation-date>
    <dc:date>2022-12-04T21:21:36.746000000</dc:date>
    <meta:editing-duration>PT11M31S</meta:editing-duration>
    <meta:editing-cycles>1</meta:editing-cycles>
    <meta:document-statistic meta:object-count="8"/>
    <meta:generator>LibreOffice/7.4.2.3$Windows_X86_64 LibreOffice_project/382eef1f22670f7f4118c8c2dd222ec7ad009daf</meta:generator>
  </office:meta>
</office:document-meta>
</file>